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5.75cm" fo:min-width="20.5cm"/>
    </style:style>
    <style:style style:name="gr2" style:family="graphic" style:parent-style-name="standard">
      <style:graphic-properties draw:textarea-horizontal-align="justify" draw:textarea-vertical-align="middle" draw:auto-grow-height="false" fo:min-height="3.5cm" fo:min-width="6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8.5cm" fo:min-width="10cm"/>
      <style:paragraph-properties style:writing-mode="lr-tb"/>
    </style:style>
    <style:style style:name="gr4" style:family="graphic" style:parent-style-name="standard">
      <style:graphic-properties svg:stroke-color="#666666" draw:fill-color="#666666" draw:textarea-horizontal-align="justify" draw:textarea-vertical-align="middle" draw:auto-grow-height="false" fo:min-height="3.95cm" fo:min-width="20.5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0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7.25cm" fo:min-width="12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6cm" fo:min-width="4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8cm" fo:min-width="12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5cm" fo:min-width="5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0.25cm" fo:min-width="20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9.45cm" fo:min-width="8.5cm"/>
    </style:style>
    <style:style style:name="gr15" style:family="graphic" style:parent-style-name="standard">
      <style:graphic-properties draw:textarea-horizontal-align="justify" draw:textarea-vertical-align="middle" draw:auto-grow-height="false" fo:min-height="3.25cm" fo:min-width="8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8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5cm" fo:min-width="8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4.5cm" fo:min-width="8.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8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95cm" fo:min-width="8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cm" fo:min-width="8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4.75cm" fo:min-width="8.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2.75cm" fo:min-width="8.5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cm" svg:height="3.75cm" svg:x="7.25cm" svg:y="1cm">
          <text:p text:style-name="P2">Outle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5cm" svg:height="8.75cm" svg:x="0cm" svg:y="7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5cm" svg:height="8.75cm" svg:x="10.5cm" svg:y="15.75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1cm" svg:height="4.2cm" svg:x="0cm" svg:y="2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cm" svg:height="1cm" svg:x="0cm" svg:y="6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cm" svg:height="1cm" svg:x="0cm" svg:y="24.5cm">
          <text:p text:style-name="P2">copyrigh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cm" svg:height="3cm" svg:x="4.75cm" svg:y="26cm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cm" svg:height="3cm" svg:x="10.75cm" svg:y="26cm">
          <text:p text:style-name="P2">formulair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5cm" svg:height="1.5cm" svg:x="14.25cm" svg:y="10.5cm">
          <text:p text:style-name="P2">Lien blog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cm" svg:height="1.25cm" svg:x="3.5cm" svg:y="19.25cm">
          <text:p text:style-name="P2">Text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21cm" svg:height="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cm" svg:height="3.75cm" svg:x="7.25cm" svg:y="1cm">
          <text:p text:style-name="P2">Outle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1cm" svg:height="4.2cm" svg:x="0cm" svg:y="2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cm" svg:height="1cm" svg:x="0cm" svg:y="6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cm" svg:height="1cm" svg:x="0cm" svg:y="24.5cm">
          <text:p text:style-name="P2">copyrigh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cm" svg:height="3cm" svg:x="4.75cm" svg:y="26cm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cm" svg:height="3cm" svg:x="10.75cm" svg:y="26cm">
          <text:p text:style-name="P2">formulair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75cm" svg:height="7.5cm" svg:x="1cm" svg:y="7.75cm">
          <text:p text:style-name="P2">Article de blog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cm" svg:height="16.25cm" svg:x="15cm" svg:y="7.75cm"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2.75cm" svg:height="8.25cm" svg:x="1cm" svg:y="15.75cm">
          <text:p text:style-name="P2">Article de blog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21cm" svg:height="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cm" svg:height="3.75cm" svg:x="7.25cm" svg:y="1cm">
          <text:p text:style-name="P2">Outle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1cm" svg:height="4.2cm" svg:x="0cm" svg:y="2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cm" svg:height="1cm" svg:x="0cm" svg:y="6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cm" svg:height="1cm" svg:x="0cm" svg:y="24.5cm">
          <text:p text:style-name="P2">copyrigh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cm" svg:height="3cm" svg:x="4.75cm" svg:y="26cm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cm" svg:height="3cm" svg:x="10.75cm" svg:y="26cm">
          <text:p text:style-name="P2">formulair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4.75cm" svg:x="7.5cm" svg:y="8.25cm">
          <text:p text:style-name="P2">Formulaire de réservation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0.5cm" svg:height="10.5cm" svg:x="0.25cm" svg:y="13.75cm">
          <text:p text:style-name="P2">Zone de réservation visuell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4" draw:text-style-name="P4" draw:layer="layout" svg:width="9cm" svg:height="29.7cm" svg:x="6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9cm" svg:height="3.5cm" svg:x="6cm" svg:y="0cm">
          <text:p text:style-name="P2">outle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cm" svg:height="1.25cm" svg:x="6cm" svg:y="3.5cm">
          <text:p text:style-name="P2">Menu burge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9cm" svg:height="3.75cm" svg:x="6cm" svg:y="4.75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cm" svg:height="4.75cm" svg:x="6cm" svg:y="13.75cm">
          <text:p text:style-name="P2">IMG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25cm" svg:height="1.75cm" svg:x="9cm" svg:y="10cm">
          <text:p text:style-name="P2">Lien blog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25cm" svg:height="1.75cm" svg:x="9cm" svg:y="20.5cm">
          <text:p text:style-name="P2">Text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9cm" svg:height="1cm" svg:x="6cm" svg:y="24.25cm">
          <text:p text:style-name="P2">Copyright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9cm" svg:height="2.2cm" svg:x="6cm" svg:y="27.5cm">
          <text:p text:style-name="P2">Formulair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9cm" svg:height="2.25cm" draw:transform="skewX (-0.0010471975511966) translate (6cm 25.25cm)">
          <text:p text:style-name="P2">Contact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4" draw:text-style-name="P4" draw:layer="layout" svg:width="9cm" svg:height="29.7cm" svg:x="6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9cm" svg:height="3.5cm" svg:x="6cm" svg:y="0cm">
          <text:p text:style-name="P2">outle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cm" svg:height="1.25cm" svg:x="6cm" svg:y="3.5cm">
          <text:p text:style-name="P2">Menu burge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9cm" svg:height="1cm" svg:x="6cm" svg:y="24.25cm">
          <text:p text:style-name="P2">Copyright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9cm" svg:height="2.2cm" svg:x="6cm" svg:y="27.5cm">
          <text:p text:style-name="P2">Formulair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9cm" svg:height="2.25cm" draw:transform="skewX (-0.0010471975511966) translate (6cm 25.25cm)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9cm" svg:height="5cm" svg:x="6cm" svg:y="5.25cm">
          <text:p text:style-name="P5">Article de blog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9cm" svg:height="5cm" svg:x="6cm" svg:y="11.25cm">
          <text:p text:style-name="P5">Article de blog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9cm" svg:height="5cm" svg:x="6cm" svg:y="17.75cm">
          <text:p text:style-name="P2">sideba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4" draw:text-style-name="P4" draw:layer="layout" svg:width="9cm" svg:height="29.7cm" svg:x="6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9cm" svg:height="3.5cm" svg:x="6cm" svg:y="0cm">
          <text:p text:style-name="P2">outle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cm" svg:height="1.25cm" svg:x="6cm" svg:y="3.5cm">
          <text:p text:style-name="P2">Menu burge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9cm" svg:height="1cm" svg:x="6cm" svg:y="24.25cm">
          <text:p text:style-name="P2">Copyright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9cm" svg:height="2.2cm" svg:x="6cm" svg:y="27.5cm">
          <text:p text:style-name="P2">Formulair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9cm" svg:height="2.25cm" draw:transform="skewX (-0.0010471975511966) translate (6cm 25.25cm)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4.75cm" svg:x="7.5cm" svg:y="5.25cm">
          <text:p text:style-name="P2">Formulaire de réservation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9cm" svg:height="13cm" svg:x="6cm" svg:y="10.75cm">
          <text:p text:style-name="P2">Zone de réservation visuel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5:20:09.033986633</meta:creation-date>
    <dc:date>2022-11-16T14:31:52.788201019</dc:date>
    <meta:editing-duration>PT36M7S</meta:editing-duration>
    <meta:editing-cycles>4</meta:editing-cycles>
    <meta:generator>LibreOffice/7.3.4.2$Linux_X86_64 LibreOffice_project/728fec16bd5f605073805c3c9e7c4212a0120dc5</meta:generator>
    <meta:document-statistic meta:object-count="57"/>
  </office:meta>
</office:document-meta>
</file>